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5B99972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.001cm" svg:y="1cm">
          <draw:image xlink:href="Pictures/100000000000026C000001B65B99972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9:10</dc:date>
    <meta:document-statistic meta:object-count="1"/>
    <meta:generator>NeoOffice/3.4.1$Unix OpenOffice.org_project/Patch 9</meta:generator>
  </office:meta>
</office:document-meta>
</file>